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49c2" officeooo:paragraph-rsid="001a49c2"/>
    </style:style>
    <style:style style:name="P2" style:family="paragraph" style:parent-style-name="Standard">
      <style:text-properties officeooo:rsid="001b4005" officeooo:paragraph-rsid="001b4005"/>
    </style:style>
    <style:style style:name="P3" style:family="paragraph" style:parent-style-name="Standard">
      <style:text-properties fo:font-weight="bold" officeooo:rsid="001a49c2" officeooo:paragraph-rsid="001a49c2" style:font-weight-asian="bold" style:font-weight-complex="bold"/>
    </style:style>
    <style:style style:name="P4" style:family="paragraph" style:parent-style-name="Standard">
      <style:text-properties fo:font-weight="bold" officeooo:rsid="0023c922" officeooo:paragraph-rsid="0023c922" style:font-weight-asian="bold" style:font-weight-complex="bold"/>
    </style:style>
    <style:style style:name="P5" style:family="paragraph" style:parent-style-name="Standard">
      <style:text-properties fo:font-weight="bold" officeooo:rsid="00250814" officeooo:paragraph-rsid="00250814" style:font-weight-asian="bold" style:font-weight-complex="bold"/>
    </style:style>
    <style:style style:name="P6" style:family="paragraph" style:parent-style-name="Standard">
      <style:paragraph-properties fo:margin-top="0.101cm" fo:margin-bottom="0.101cm" style:contextual-spacing="false"/>
      <style:text-properties fo:font-weight="bold" officeooo:rsid="002b4b12" officeooo:paragraph-rsid="002b4b12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3c922" officeooo:paragraph-rsid="0023c922" style:font-weight-asian="bold" style:font-weight-complex="bold"/>
    </style:style>
    <style:style style:name="P8" style:family="paragraph" style:parent-style-name="Standard">
      <style:paragraph-properties fo:margin-top="0.101cm" fo:margin-bottom="0.101cm" style:contextual-spacing="false"/>
      <style:text-properties style:text-underline-style="solid" style:text-underline-width="auto" style:text-underline-color="font-color" fo:font-weight="normal" officeooo:rsid="002709be" officeooo:paragraph-rsid="002ef026" style:font-weight-asian="normal" style:font-weight-complex="normal"/>
    </style:style>
    <style:style style:name="P9" style:family="paragraph" style:parent-style-name="Standard">
      <style:paragraph-properties fo:margin-top="0.101cm" fo:margin-bottom="0.101cm" style:contextual-spacing="false"/>
      <style:text-properties style:text-underline-style="solid" style:text-underline-width="auto" style:text-underline-color="font-color" fo:font-weight="normal" officeooo:rsid="002709be" officeooo:paragraph-rsid="003245cb" style:font-weight-asian="normal" style:font-weight-complex="normal"/>
    </style:style>
    <style:style style:name="P10" style:family="paragraph" style:parent-style-name="Standard">
      <style:paragraph-properties fo:margin-top="0.101cm" fo:margin-bottom="0.101cm" style:contextual-spacing="false"/>
      <style:text-properties style:text-underline-style="solid" style:text-underline-width="auto" style:text-underline-color="font-color" fo:font-weight="normal" officeooo:rsid="002709be" officeooo:paragraph-rsid="003457e6" style:font-weight-asian="normal" style:font-weight-complex="normal"/>
    </style:style>
    <style:style style:name="P11" style:family="paragraph" style:parent-style-name="Standard">
      <style:paragraph-properties fo:margin-top="0.101cm" fo:margin-bottom="0.101cm" style:contextual-spacing="false"/>
      <style:text-properties style:text-underline-style="solid" style:text-underline-width="auto" style:text-underline-color="font-color" fo:font-weight="normal" officeooo:rsid="002709be" officeooo:paragraph-rsid="00352f7d" style:font-weight-asian="normal" style:font-weight-complex="normal"/>
    </style:style>
    <style:style style:name="P12" style:family="paragraph" style:parent-style-name="Standard">
      <style:paragraph-properties fo:margin-top="0.101cm" fo:margin-bottom="0.101cm" style:contextual-spacing="false"/>
      <style:text-properties style:text-underline-style="solid" style:text-underline-width="auto" style:text-underline-color="font-color" fo:font-weight="normal" officeooo:rsid="002709be" officeooo:paragraph-rsid="00353608" style:font-weight-asian="normal" style:font-weight-complex="normal"/>
    </style:style>
    <style:style style:name="P13" style:family="paragraph" style:parent-style-name="Standard">
      <style:text-properties officeooo:rsid="0023c922" officeooo:paragraph-rsid="0023c922"/>
    </style:style>
    <style:style style:name="P14" style:family="paragraph" style:parent-style-name="Standard">
      <style:text-properties officeooo:rsid="00250814" officeooo:paragraph-rsid="00250814"/>
    </style:style>
    <style:style style:name="P15" style:family="paragraph" style:parent-style-name="Standard">
      <style:paragraph-properties fo:margin-top="0.101cm" fo:margin-bottom="0.101cm" style:contextual-spacing="false"/>
      <style:text-properties officeooo:rsid="002709be" officeooo:paragraph-rsid="002709be"/>
    </style:style>
    <style:style style:name="P16" style:family="paragraph" style:parent-style-name="Standard">
      <style:paragraph-properties fo:margin-top="0.101cm" fo:margin-bottom="0.101cm" style:contextual-spacing="false"/>
      <style:text-properties officeooo:rsid="00277f1c" officeooo:paragraph-rsid="00277f1c"/>
    </style:style>
    <style:style style:name="P17" style:family="paragraph" style:parent-style-name="Standard">
      <style:paragraph-properties fo:margin-top="0.101cm" fo:margin-bottom="0.101cm" style:contextual-spacing="false"/>
      <style:text-properties officeooo:rsid="0027cbf5" officeooo:paragraph-rsid="0027cbf5"/>
    </style:style>
    <style:style style:name="P18" style:family="paragraph" style:parent-style-name="Standard">
      <style:paragraph-properties fo:margin-top="0.101cm" fo:margin-bottom="0.101cm" style:contextual-spacing="false"/>
      <style:text-properties officeooo:rsid="00298dc7" officeooo:paragraph-rsid="00298dc7"/>
    </style:style>
    <style:style style:name="P19" style:family="paragraph" style:parent-style-name="Standard">
      <style:paragraph-properties fo:margin-top="0.101cm" fo:margin-bottom="0.101cm" style:contextual-spacing="false"/>
      <style:text-properties officeooo:rsid="0029eabd" officeooo:paragraph-rsid="0029eabd"/>
    </style:style>
    <style:style style:name="P20" style:family="paragraph" style:parent-style-name="Standard">
      <style:paragraph-properties fo:margin-top="0.101cm" fo:margin-bottom="0.101cm" style:contextual-spacing="false"/>
      <style:text-properties officeooo:rsid="002b2b6f" officeooo:paragraph-rsid="002b2b6f"/>
    </style:style>
    <style:style style:name="P21" style:family="paragraph" style:parent-style-name="Standard">
      <style:paragraph-properties fo:margin-top="0.101cm" fo:margin-bottom="0.101cm" style:contextual-spacing="false"/>
      <style:text-properties fo:font-weight="normal" officeooo:rsid="002bf994" officeooo:paragraph-rsid="002bf994" style:font-weight-asian="normal" style:font-weight-complex="normal"/>
    </style:style>
    <style:style style:name="P22" style:family="paragraph" style:parent-style-name="Standard">
      <style:paragraph-properties fo:margin-top="0.101cm" fo:margin-bottom="0.101cm" style:contextual-spacing="false"/>
      <style:text-properties fo:font-weight="normal" officeooo:rsid="002d61f4" officeooo:paragraph-rsid="002d61f4" style:font-weight-asian="normal" style:font-weight-complex="normal"/>
    </style:style>
    <style:style style:name="P23" style:family="paragraph" style:parent-style-name="Standard">
      <style:paragraph-properties fo:margin-top="0.101cm" fo:margin-bottom="0.101cm" style:contextual-spacing="false"/>
      <style:text-properties style:text-position="super 58%" style:text-underline-style="solid" style:text-underline-width="auto" style:text-underline-color="font-color" fo:font-weight="normal" officeooo:rsid="002bf994" officeooo:paragraph-rsid="002bf994" style:font-weight-asian="normal" style:font-weight-complex="normal"/>
    </style:style>
    <style:style style:name="P24" style:family="paragraph" style:parent-style-name="Standard">
      <style:paragraph-properties fo:margin-top="0.101cm" fo:margin-bottom="0.101cm" style:contextual-spacing="false"/>
      <style:text-properties style:text-position="0% 100%" fo:font-weight="normal" officeooo:rsid="002bf994" officeooo:paragraph-rsid="002bf994" style:font-weight-asian="normal" style:font-weight-complex="normal"/>
    </style:style>
    <style:style style:name="P25" style:family="paragraph" style:parent-style-name="Standard">
      <style:paragraph-properties fo:margin-top="0.101cm" fo:margin-bottom="0.101cm" style:contextual-spacing="false"/>
      <style:text-properties style:text-underline-style="none" fo:font-weight="normal" officeooo:rsid="002709be" officeooo:paragraph-rsid="002ef026" style:font-weight-asian="normal" style:font-weight-complex="normal"/>
    </style:style>
    <style:style style:name="P26" style:family="paragraph" style:parent-style-name="Standard" style:list-style-name="L1">
      <style:text-properties fo:font-weight="bold" officeooo:rsid="001d53a2" officeooo:paragraph-rsid="001d53a2" style:font-weight-asian="bold" style:font-weight-complex="bold"/>
    </style:style>
    <style:style style:name="P27" style:family="paragraph" style:parent-style-name="Standard" style:list-style-name="L1">
      <style:text-properties fo:font-weight="bold" officeooo:rsid="001d53a2" officeooo:paragraph-rsid="003bec46" style:font-weight-asian="bold" style:font-weight-complex="bold"/>
    </style:style>
    <style:style style:name="P28" style:family="paragraph" style:parent-style-name="Standard" style:list-style-name="L1">
      <style:text-properties fo:font-weight="bold" officeooo:rsid="001ebc49" officeooo:paragraph-rsid="003a400b" style:font-weight-asian="bold" style:font-weight-complex="bold"/>
    </style:style>
    <style:style style:name="P29" style:family="paragraph" style:parent-style-name="Standard" style:list-style-name="L1">
      <style:text-properties fo:font-weight="bold" officeooo:rsid="001b4005" officeooo:paragraph-rsid="003a400b" style:font-weight-asian="bold" style:font-weight-complex="bold"/>
    </style:style>
    <style:style style:name="P30" style:family="paragraph" style:parent-style-name="Standard" style:list-style-name="L1">
      <style:text-properties fo:font-weight="bold" officeooo:rsid="001b4005" officeooo:paragraph-rsid="003c044e" style:font-weight-asian="bold" style:font-weight-complex="bold"/>
    </style:style>
    <style:style style:name="P31" style:family="paragraph" style:parent-style-name="Standard" style:list-style-name="L2">
      <style:text-properties fo:font-weight="bold" officeooo:rsid="001b4005" officeooo:paragraph-rsid="003c7554" style:font-weight-asian="bold" style:font-weight-complex="bold"/>
    </style:style>
    <style:style style:name="P32" style:family="paragraph" style:parent-style-name="Standard" style:list-style-name="L1">
      <style:text-properties fo:font-weight="bold" officeooo:rsid="00221d5c" officeooo:paragraph-rsid="003a400b" style:font-weight-asian="bold" style:font-weight-complex="bold"/>
    </style:style>
    <style:style style:name="P33" style:family="paragraph" style:parent-style-name="Standard" style:list-style-name="L1">
      <style:text-properties fo:font-weight="bold" officeooo:rsid="001d3b5f" officeooo:paragraph-rsid="003bec46" style:font-weight-asian="bold" style:font-weight-complex="bold"/>
    </style:style>
    <style:style style:name="P34" style:family="paragraph" style:parent-style-name="Standard" style:list-style-name="L1">
      <style:text-properties fo:font-weight="bold" officeooo:rsid="001d3b5f" officeooo:paragraph-rsid="003c044e" style:font-weight-asian="bold" style:font-weight-complex="bold"/>
    </style:style>
    <style:style style:name="P35" style:family="paragraph" style:parent-style-name="Standard" style:list-style-name="L2">
      <style:text-properties fo:font-weight="bold" officeooo:rsid="001a49c2" officeooo:paragraph-rsid="003c7554" style:font-weight-asian="bold" style:font-weight-complex="bold"/>
    </style:style>
    <style:style style:name="P36" style:family="paragraph" style:parent-style-name="Standard">
      <style:paragraph-properties fo:margin-top="0.101cm" fo:margin-bottom="0.101cm" style:contextual-spacing="false"/>
      <style:text-properties style:text-position="0% 100%" fo:font-weight="normal" officeooo:rsid="002bf994" officeooo:paragraph-rsid="002bf994" style:font-weight-asian="normal" style:font-weight-complex="normal"/>
    </style:style>
    <style:style style:name="P37" style:family="paragraph" style:parent-style-name="Standard">
      <style:paragraph-properties fo:margin-top="0.101cm" fo:margin-bottom="0.101cm" style:contextual-spacing="false"/>
      <style:text-properties fo:color="#000000" loext:opacity="100%" style:text-position="0% 100%" style:text-underline-style="none" fo:font-weight="normal" officeooo:rsid="0030562d" officeooo:paragraph-rsid="002ef026" style:font-weight-asian="normal" style:font-weight-complex="normal"/>
    </style:style>
    <style:style style:name="P38" style:family="paragraph" style:parent-style-name="Standard">
      <style:paragraph-properties fo:margin-top="0.101cm" fo:margin-bottom="0.101cm" style:contextual-spacing="false"/>
      <style:text-properties fo:color="#000000" loext:opacity="100%" style:text-position="0% 100%" style:text-underline-style="none" fo:font-weight="normal" officeooo:rsid="003245cb" officeooo:paragraph-rsid="003245cb" style:font-weight-asian="normal" style:font-weight-complex="normal"/>
    </style:style>
    <style:style style:name="P39" style:family="paragraph" style:parent-style-name="Standard">
      <style:paragraph-properties fo:margin-top="0.101cm" fo:margin-bottom="0.101cm" style:contextual-spacing="false"/>
      <style:text-properties fo:color="#000000" loext:opacity="100%" style:text-position="0% 100%" style:text-underline-style="none" fo:font-weight="normal" officeooo:rsid="003457e6" officeooo:paragraph-rsid="003457e6" style:font-weight-asian="normal" style:font-weight-complex="normal"/>
    </style:style>
    <style:style style:name="P40" style:family="paragraph" style:parent-style-name="Standard">
      <style:paragraph-properties fo:margin-top="0.101cm" fo:margin-bottom="0.101cm" style:contextual-spacing="false"/>
      <style:text-properties fo:color="#000000" loext:opacity="100%" style:text-position="0% 100%" style:text-underline-style="none" fo:font-weight="normal" officeooo:rsid="00352f7d" officeooo:paragraph-rsid="00352f7d" style:font-weight-asian="normal" style:font-weight-complex="normal"/>
    </style:style>
    <style:style style:name="P41" style:family="paragraph" style:parent-style-name="Standard">
      <style:paragraph-properties fo:margin-top="0.101cm" fo:margin-bottom="0.101cm" style:contextual-spacing="false"/>
      <style:text-properties fo:color="#000000" loext:opacity="100%" style:text-position="0% 100%" style:text-underline-style="none" fo:font-weight="normal" officeooo:rsid="00353608" officeooo:paragraph-rsid="00353608" style:font-weight-asian="normal" style:font-weight-complex="normal"/>
    </style:style>
    <style:style style:name="T1" style:family="text">
      <style:text-properties officeooo:rsid="001b4005"/>
    </style:style>
    <style:style style:name="T2" style:family="text">
      <style:text-properties officeooo:rsid="001bcf8b"/>
    </style:style>
    <style:style style:name="T3" style:family="text">
      <style:text-properties officeooo:rsid="002b4b12"/>
    </style:style>
    <style:style style:name="T4" style:family="text">
      <style:text-properties style:text-position="0% 100%"/>
    </style:style>
    <style:style style:name="T5" style:family="text">
      <style:text-properties officeooo:rsid="002d61f4"/>
    </style:style>
    <style:style style:name="T6" style:family="text">
      <style:text-properties fo:color="#5eb91e" loext:opacity="100%" style:text-underline-style="none" fo:background-color="transparent" loext:char-shading-value="0"/>
    </style:style>
    <style:style style:name="T7" style:family="text">
      <style:text-properties fo:color="#5eb91e" loext:opacity="100%" style:text-underline-style="none" fo:font-weight="bold" fo:background-color="transparent" loext:char-shading-value="0" style:font-weight-asian="bold" style:font-weight-complex="bold"/>
    </style:style>
    <style:style style:name="T8" style:family="text">
      <style:text-properties fo:color="#5eb91e" loext:opacity="100%" style:text-position="super 58%" fo:font-weight="bold" officeooo:rsid="002bf994" style:font-weight-asian="bold" style:font-weight-complex="bold"/>
    </style:style>
    <style:style style:name="T9" style:family="text">
      <style:text-properties fo:color="#5eb91e" loext:opacity="100%" style:text-position="super 58%" fo:font-weight="bold" officeooo:rsid="002ef026" style:font-weight-asian="bold" style:font-weight-complex="bold"/>
    </style:style>
    <style:style style:name="T10" style:family="text">
      <style:text-properties fo:color="#5eb91e" loext:opacity="100%" style:text-position="super 58%" fo:font-weight="bold" officeooo:rsid="0034dde1" style:font-weight-asian="bold" style:font-weight-complex="bold"/>
    </style:style>
    <style:style style:name="T11" style:family="text">
      <style:text-properties fo:color="#5eb91e" loext:opacity="100%" style:text-position="super 58%" style:text-underline-style="none" fo:font-weight="bold" officeooo:rsid="003245cb" style:font-weight-asian="bold" style:font-weight-complex="bold"/>
    </style:style>
    <style:style style:name="T12" style:family="text">
      <style:text-properties fo:color="#5eb91e" loext:opacity="100%" style:text-position="super 58%" style:text-underline-style="none" fo:font-weight="bold" officeooo:rsid="0034246b" style:font-weight-asian="bold" style:font-weight-complex="bold"/>
    </style:style>
    <style:style style:name="T13" style:family="text">
      <style:text-properties fo:color="#5eb91e" loext:opacity="100%" style:text-position="super 58%" style:text-underline-style="none" fo:font-weight="bold" officeooo:rsid="002ef026" style:font-weight-asian="bold" style:font-weight-complex="bold"/>
    </style:style>
    <style:style style:name="T14" style:family="text">
      <style:text-properties fo:color="#5eb91e" loext:opacity="100%" style:text-position="super 58%" style:text-underline-style="none" fo:font-weight="bold" officeooo:rsid="003457e6" style:font-weight-asian="bold" style:font-weight-complex="bold"/>
    </style:style>
    <style:style style:name="T15" style:family="text">
      <style:text-properties fo:color="#5eb91e" loext:opacity="100%" style:text-position="super 58%" style:text-underline-style="none" fo:font-weight="bold" officeooo:rsid="00352f7d" style:font-weight-asian="bold" style:font-weight-complex="bold"/>
    </style:style>
    <style:style style:name="T16" style:family="text">
      <style:text-properties fo:color="#5eb91e" loext:opacity="100%" style:text-position="super 58%" style:text-underline-style="none" fo:font-weight="bold" officeooo:rsid="00353608" style:font-weight-asian="bold" style:font-weight-complex="bold"/>
    </style:style>
    <style:style style:name="T17" style:family="text">
      <style:text-properties fo:color="#000000" loext:opacity="100%" style:text-position="0% 100%" officeooo:rsid="002ef026"/>
    </style:style>
    <style:style style:name="T18" style:family="text">
      <style:text-properties fo:color="#000000" loext:opacity="100%" style:text-position="0% 100%" officeooo:rsid="0030562d"/>
    </style:style>
    <style:style style:name="T19" style:family="text">
      <style:text-properties fo:color="#000000" loext:opacity="100%" style:text-position="0% 100%" officeooo:rsid="003245cb"/>
    </style:style>
    <style:style style:name="T20" style:family="text">
      <style:text-properties fo:color="#000000" loext:opacity="100%" style:text-position="0% 100%" style:text-underline-style="none" officeooo:rsid="0034246b"/>
    </style:style>
    <style:style style:name="T21" style:family="text">
      <style:text-properties fo:color="#000000" loext:opacity="100%" style:text-position="0% 100%" officeooo:rsid="003457e6"/>
    </style:style>
    <style:style style:name="T22" style:family="text">
      <style:text-properties fo:color="#000000" loext:opacity="100%" style:text-position="0% 100%" officeooo:rsid="00352f7d"/>
    </style:style>
    <style:style style:name="T23" style:family="text">
      <style:text-properties fo:color="#000000" loext:opacity="100%" style:text-position="0% 100%" officeooo:rsid="00353608"/>
    </style:style>
    <style:style style:name="T24" style:family="text">
      <style:text-properties officeooo:rsid="003a400b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a400b" style:font-weight-asian="normal" style:font-weight-complex="normal"/>
    </style:style>
    <style:style style:name="T27" style:family="text">
      <style:text-properties fo:font-weight="normal" officeooo:rsid="001d53a2" style:font-weight-asian="normal" style:font-weight-complex="normal"/>
    </style:style>
    <style:style style:name="T28" style:family="text">
      <style:text-properties fo:font-weight="normal" officeooo:rsid="003b3083" style:font-weight-asian="normal" style:font-weight-complex="normal"/>
    </style:style>
    <style:style style:name="T29" style:family="text">
      <style:text-properties fo:font-weight="normal" officeooo:rsid="003bec46" style:font-weight-asian="normal" style:font-weight-complex="normal"/>
    </style:style>
    <style:style style:name="T30" style:family="text">
      <style:text-properties fo:font-weight="normal" officeooo:rsid="003c7554" style:font-weight-asian="normal" style:font-weight-complex="normal"/>
    </style:style>
    <style:style style:name="T31" style:family="text">
      <style:text-properties officeooo:rsid="003cadb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s utilisation</text:p>
      <text:p text:style-name="P3"/>
      <text:list xml:id="list3171499226" text:style-name="L1">
        <text:list-item>
          <text:p text:style-name="P26">Enregistrement Client Particulier<text:span text:style-name="T25">: </text:span><text:span text:style-name="T30">S</text:span><text:span text:style-name="T26">ert aux clients pour s’enregistrer</text:span></text:p>
        </text:list-item>
        <text:list-item>
          <text:p text:style-name="P28">Enregistrement Client spéciale<text:span text:style-name="T27">: </text:span><text:span text:style-name="T30">S</text:span><text:span text:style-name="T26">ert aux personnel agréé pour enregistrer les clients spéciaux</text:span></text:p>
        </text:list-item>
        <text:list-item>
          <text:p text:style-name="P29">Commande Client particulier<text:span text:style-name="T27">: </text:span><text:span text:style-name="T30">S</text:span><text:span text:style-name="T26">ert aux clients pour passer une commande</text:span></text:p>
        </text:list-item>
        <text:list-item>
          <text:p text:style-name="P30">Commande Client Spéciale<text:span text:style-name="T27">: </text:span><text:span text:style-name="T30">S</text:span><text:span text:style-name="T26">ert aux personnel agréé et clients spéciaux pour passer une commande</text:span></text:p>
        </text:list-item>
        <text:list-item>
          <text:p text:style-name="P29">Consultation Catalogue<text:span text:style-name="T27">: </text:span><text:span text:style-name="T30">S</text:span><text:span text:style-name="T26">ert aux clients et <text:s/>le personnel pour consulter le catalogue</text:span></text:p>
        </text:list-item>
        <text:list-item>
          <text:p text:style-name="P32">Connexion<text:span text:style-name="T27">: </text:span><text:span text:style-name="T30">S</text:span><text:span text:style-name="T26">ert aux clients et personnels pour se connecter</text:span></text:p>
        </text:list-item>
        <text:list-item>
          <text:p text:style-name="P34">Consulter Statistique<text:span text:style-name="T27">: </text:span><text:span text:style-name="T30">S</text:span><text:span text:style-name="T26">ert aux personnels agréé pour consulter les statistiques</text:span></text:p>
        </text:list-item>
        <text:list-item>
          <text:p text:style-name="P30">Ajout de Catégorie<text:span text:style-name="T27">: </text:span><text:span text:style-name="T30">S</text:span><text:span text:style-name="T26">ert aux personnels agréé pour </text:span><text:span text:style-name="T28">ajouter des catégories</text:span></text:p>
        </text:list-item>
        <text:list-item>
          <text:p text:style-name="P30">Ajout de Sous-Catégorie<text:span text:style-name="T27">: </text:span><text:span text:style-name="T30">S</text:span><text:span text:style-name="T26">ert aux personnels agréé pour </text:span><text:span text:style-name="T28">ajouter des sous-catégories</text:span></text:p>
        </text:list-item>
        <text:list-item>
          <text:p text:style-name="P30">Ajout de produit<text:span text:style-name="T27">: </text:span><text:span text:style-name="T30">S</text:span><text:span text:style-name="T26">ert aux personnels agréé pour </text:span><text:span text:style-name="T28">ajouter des produits</text:span></text:p>
        </text:list-item>
        <text:list-item>
          <text:p text:style-name="P30">Modification de Catégorie<text:span text:style-name="T27">: </text:span><text:span text:style-name="T30">S</text:span><text:span text:style-name="T26">ert aux personnels agréé pour </text:span><text:span text:style-name="T29">modifier</text:span><text:span text:style-name="T28"> des catégories</text:span></text:p>
        </text:list-item>
        <text:list-item>
          <text:p text:style-name="P30">Modification de Sous-Ca<text:span text:style-name="T2">tégorie</text:span><text:span text:style-name="T27">: </text:span><text:span text:style-name="T30">S</text:span><text:span text:style-name="T26">ert aux personnels agréé pour </text:span><text:span text:style-name="T29">modifier des sous-catégorie</text:span></text:p>
        </text:list-item>
        <text:list-item>
          <text:p text:style-name="P30">Modification de produit<text:span text:style-name="T27">: </text:span><text:span text:style-name="T30">S</text:span><text:span text:style-name="T26">ert aux personnels agréé pour </text:span><text:span text:style-name="T29">modifier des produits</text:span></text:p>
        </text:list-item>
        <text:list-item>
          <text:p text:style-name="P34">Suppression de Catégorie<text:span text:style-name="T27">: </text:span><text:span text:style-name="T30">S</text:span><text:span text:style-name="T26">ert aux personnels agréé pour </text:span><text:span text:style-name="T29">supprimer des catégorie</text:span></text:p>
        </text:list-item>
        <text:list-item>
          <text:p text:style-name="P34">Suppression de Sous-Catégorie<text:span text:style-name="T27">: </text:span><text:span text:style-name="T30">S</text:span><text:span text:style-name="T26">ert aux personnels agréé pour </text:span><text:span text:style-name="T29">supprimer</text:span><text:span text:style-name="T28"> des </text:span><text:span text:style-name="T29">sous-</text:span><text:span text:style-name="T28">catégories</text:span></text:p>
        </text:list-item>
        <text:list-item>
          <text:p text:style-name="P34">Suppression de Produit<text:span text:style-name="T27">: </text:span><text:span text:style-name="T30">S</text:span><text:span text:style-name="T26">ert aux personnels agréé pour </text:span><text:span text:style-name="T29">supprimer des produits</text:span></text:p>
        </text:list-item>
        <text:list-item>
          <text:p text:style-name="P33">Consultation Historique commande<text:span text:style-name="T27">: </text:span><text:span text:style-name="T30">S</text:span><text:span text:style-name="T26">ert aux </text:span><text:span text:style-name="T29">clients</text:span><text:span text:style-name="T26"> pour </text:span><text:span text:style-name="T29">consultée les commandes passée</text:span></text:p>
        </text:list-item>
        <text:list-item>
          <text:p text:style-name="P27">Changement de mot de passe<text:span text:style-name="T25">: </text:span><text:span text:style-name="T30">S</text:span><text:span text:style-name="T26">ert aux </text:span><text:span text:style-name="T29">client</text:span><text:span text:style-name="T26">s pour </text:span><text:span text:style-name="T29">changer le mot de passe</text:span></text:p>
        </text:list-item>
      </text:list>
      <text:p text:style-name="P2"/>
      <text:p text:style-name="P2"/>
      <text:p text:style-name="P3">Acteur</text:p>
      <text:p text:style-name="P3"/>
      <text:list xml:id="list1477671767" text:style-name="L2">
        <text:list-item>
          <text:p text:style-name="P35">Personnel <text:span text:style-name="T1">Commercial</text:span><text:span text:style-name="T27">: </text:span><text:span text:style-name="T30">Gestion des clients spéciale et stock des produits</text:span></text:p>
        </text:list-item>
        <text:list-item>
          <text:p text:style-name="P31">Personnel Gestion<text:span text:style-name="T27">: </text:span><text:span text:style-name="T30">Gestion des stocks</text:span></text:p>
        </text:list-item>
        <text:list-item>
          <text:p text:style-name="P31">Personnel Comptabilité<text:span text:style-name="T27">: </text:span><text:span text:style-name="T30">Gestion des factures et des achats des stocks</text:span></text:p>
        </text:list-item>
        <text:list-item>
          <text:p text:style-name="P31">Personnel Après-vente<text:span text:style-name="T27">: </text:span><text:span text:style-name="T30">Gérer les clients et leur réclamation d’après achat</text:span></text:p>
        </text:list-item>
        <text:list-item>
          <text:p text:style-name="P35">Client <text:span text:style-name="T1">Particulier</text:span><text:span text:style-name="T27">: </text:span><text:span text:style-name="T30">Client inscrit lui même non-affiliée à un commerciale</text:span></text:p>
        </text:list-item>
        <text:list-item>
          <text:p text:style-name="P31">Client Spécial<text:span text:style-name="T27">: </text:span><text:span text:style-name="T30">Client inscrit par un commerciale et affiliée à un commerciale</text:span></text:p>
        </text:list-item>
      </text:list>
      <text:p text:style-name="P1"/>
      <text:p text:style-name="P7">Analyse du use case de passer une commande (pour un particulier)</text:p>
      <text:p text:style-name="P1"/>
      <text:p text:style-name="P4">Description</text:p>
      <text:p text:style-name="P4"/>
      <text:p text:style-name="P13">Ce cas d’utilisation permet au client de particulier de passer une commande</text:p>
      <text:p text:style-name="P13"/>
      <text:p text:style-name="P5">Condition</text:p>
      <text:p text:style-name="P5"/>
      <text:p text:style-name="P14"><text:span text:style-name="T31">S</text:span>eul un client enregistrer peut passer une commande, il faut aussi au moins un article dans le panier et qu’il y ai du stock pour le ou les articles</text:p>
      <text:p text:style-name="P14">Il faut également un moyen de paiement valide</text:p>
      <text:p text:style-name="P1"/>
      <text:p text:style-name="P5">Résultat</text:p>
      <text:p text:style-name="P5"/>
      <text:p text:style-name="P14">La commande est enregistrer dans les différentes tables de données.</text:p>
      <text:p text:style-name="P14">Les information concernant la commande sont affichée au client ainsi qu’un message de réussite.</text:p>
      <text:p text:style-name="P14"><text:soft-page-break/>Une facture est crée.</text:p>
      <text:p text:style-name="P1"/>
      <text:p text:style-name="P3"/>
      <text:p text:style-name="P3"/>
      <text:p text:style-name="P3">Fl<text:span text:style-name="T3">ux</text:span> nominal</text:p>
      <text:p text:style-name="P3"/>
      <text:p text:style-name="P15">- Le client se rend sur le site Green village.</text:p>
      <text:p text:style-name="P15">- Le système affiche Les information du site.</text:p>
      <text:p text:style-name="P15">- Le client clique sur l’icône de connexion.<text:span text:style-name="T8">1</text:span></text:p>
      <text:p text:style-name="P15">- Le système affiche une page qui demande au client ses identifiants.</text:p>
      <text:p text:style-name="P15">- Le client rentre son identifiant et son mot de passe.<text:span text:style-name="T9">2</text:span></text:p>
      <text:p text:style-name="P16">- Le système connecte le client et le redirige sur l’accueil.</text:p>
      <text:p text:style-name="P16">- Le client clique sur la catégorie qui l’intéresse (ou il recherche le nom de l’article*<text:span text:style-name="T9">3</text:span>).</text:p>
      <text:p text:style-name="P16">- Le système affiche les sous-catégories.</text:p>
      <text:p text:style-name="P17">- Le client clique sur une sous-catégorie .</text:p>
      <text:p text:style-name="P17">- Le système affiche une la liste des produits de la sous-catégorie.</text:p>
      <text:p text:style-name="P17">- Le client clique sur un produit<text:span text:style-name="T9">4</text:span>.</text:p>
      <text:p text:style-name="P17">- (*)Le système affiche les détail du produit.</text:p>
      <text:p text:style-name="P17">- Le client choisi le nombre qu’il souhaite et clique sur ajouter au panier<text:span text:style-name="T9">5</text:span>.</text:p>
      <text:p text:style-name="P17">- Le système redirige le client sur l’accueil et affiche un message de réussite d’ajout.</text:p>
      <text:p text:style-name="P17">//Le client peut recommencer les étapes précédentes.</text:p>
      <text:p text:style-name="P18">- Le client clique sur le panier.</text:p>
      <text:p text:style-name="P18">- Le système affiche les données de ou des article(s) stockée(s).</text:p>
      <text:p text:style-name="P18">- Le client ajuste son panier en quantité et clique sur commander.</text:p>
      <text:p text:style-name="P18">- Le système redirige le client sur la page de formulaire de commande.</text:p>
      <text:p text:style-name="P19">- Le client rentre les informations demander et valide le formulaire<text:span text:style-name="T10">6</text:span>.</text:p>
      <text:p text:style-name="P20">- Le système redirige le client vers la page de paiement.</text:p>
      <text:p text:style-name="P20">- Le client rentre les information de paiement et valide les information<text:span text:style-name="T10">7</text:span>.</text:p>
      <text:p text:style-name="P20">- Le système affiche un message de succès et redirige le client sur l’accueil <text:span text:style-name="T24">et envoie un mail</text:span>.</text:p>
      <text:p text:style-name="P20"/>
      <text:p text:style-name="P6">Flux Alternatif</text:p>
      <text:p text:style-name="P23"><text:span text:style-name="T7">1</text:span><text:span text:style-name="T6"> </text:span><text:span text:style-name="T4">Le client n’est pas enregistrer</text:span></text:p>
      <text:p text:style-name="P24">- Le client clique sur l’icône pour s’enregistrer.</text:p>
      <text:p text:style-name="P24">- Le système demande les informations nécessaire à l’enregistrement du client.</text:p>
      <text:p text:style-name="P21">- Le client rentre les information le concernant et valide le formulaire.</text:p>
      <text:p text:style-name="P21">- * Le système envoie un message d’erreur aux champs concernée.</text:p>
      <text:p text:style-name="P21">- * Le client Corrige les informations ou il y a des erreurs.</text:p>
      <text:p text:style-name="P21">- //<text:span text:style-name="T5">Si nouvelle erreur on recommence les deux étapes précédentes.</text:span></text:p>
      <text:p text:style-name="P21">- <text:span text:style-name="T5">Le Système valide l’inscription et redirige l’utilisateur sur l’accueil.</text:span></text:p>
      <text:p text:style-name="P22"><text:soft-page-break/>- Fin.</text:p>
      <text:p text:style-name="P22"/>
      <text:p text:style-name="P8"><text:span text:style-name="T13">2 </text:span><text:span text:style-name="T17">Le client rentre un mauvais mot de passe</text:span></text:p>
      <text:p text:style-name="P25"><text:span text:style-name="T17">- </text:span><text:span text:style-name="T18">Le client rentre son identifiant et son mot de passe.</text:span></text:p>
      <text:p text:style-name="P37">- Le système affiche un message d’erreur dans l’un des deux champs.</text:p>
      <text:p text:style-name="P37">- *Le client ne se souvient pas de son mot de passe il clique sur mot de passe oublier.</text:p>
      <text:p text:style-name="P37">- *Le système envoi un mail au client et l’avertit.</text:p>
      <text:p text:style-name="P37">- **Le client ne se souvient plus de son identifiant et clique sur identifiant oublier.</text:p>
      <text:p text:style-name="P37">- **Le système lui envoie un SMS sur son téléphone avec son identifiant.</text:p>
      <text:p text:style-name="P37">- Le client rentre les bon identifiant ou (s’arrête là fin).</text:p>
      <text:p text:style-name="P37">- Le système connecte L’utilisateur.</text:p>
      <text:p text:style-name="P37">- Fin.</text:p>
      <text:p text:style-name="P37"/>
      <text:p text:style-name="P9"><text:span text:style-name="T11">3 </text:span><text:span text:style-name="T20">&amp;</text:span><text:span text:style-name="T12">4 </text:span><text:span text:style-name="T13"><text:s/></text:span><text:span text:style-name="T17">L’</text:span><text:span text:style-name="T19">article rechercher n’est pas trouver</text:span></text:p>
      <text:p text:style-name="P38">- Le client recherche un article et valide.</text:p>
      <text:p text:style-name="P38">- Le système affiche que l’article n’a pas était trouver.</text:p>
      <text:p text:style-name="P38">- Le client effectue une nouvelle recherche ou s’arrête là.</text:p>
      <text:p text:style-name="P38">- Fin.</text:p>
      <text:p text:style-name="P38"/>
      <text:p text:style-name="P10"><text:span text:style-name="T14">5</text:span><text:span text:style-name="T13"> </text:span><text:span text:style-name="T17">L’</text:span><text:span text:style-name="T21">article ne s’ajoute pas ou n’a plus de stock disponible</text:span></text:p>
      <text:p text:style-name="P39">- Le client souhaite ajouter l’article à son panier.</text:p>
      <text:p text:style-name="P39">- Le système affiche un message d’erreur article non trouvé ou article non disponible.</text:p>
      <text:p text:style-name="P39">- Le client recherche un nouvelle article ou s’arrête là.</text:p>
      <text:p text:style-name="P39">- Fin.</text:p>
      <text:p text:style-name="P39"/>
      <text:p text:style-name="P11"><text:span text:style-name="T15">6</text:span><text:span text:style-name="T13"> </text:span><text:span text:style-name="T22">Une erreur de saisies dans le formulaire de commande</text:span></text:p>
      <text:p text:style-name="P40">- Le client rentre ses informations.</text:p>
      <text:p text:style-name="P40">- Le système informe d’un message d’erreur que un ou plusieurs champ comporte des erreurs.</text:p>
      <text:p text:style-name="P40">- Le client corrige les erreurs ou s’arrête là(fin).</text:p>
      <text:p text:style-name="P40">// Si d’autres erreurs on recommence jusqu’à la fin des erreur.</text:p>
      <text:p text:style-name="P40">- Le système redirige le client sur la page de paiement.</text:p>
      <text:p text:style-name="P40">- Fin.</text:p>
      <text:p text:style-name="P40"/>
      <text:p text:style-name="P12"><text:span text:style-name="T16">7</text:span><text:span text:style-name="T13"> </text:span><text:span text:style-name="T23">Erreur lors du paiement</text:span></text:p>
      <text:p text:style-name="P41">- Le client rentre ses information de paiement.</text:p>
      <text:p text:style-name="P41">- Le système avertit le client qu’une erreur c’est produite et de vérifier les information saisies</text:p>
      <text:p text:style-name="P41">- Le client corrige les information ou s’arrête là(fin).</text:p>
      <text:p text:style-name="P41"><text:soft-page-break/>// Si nouvelle erreur on recommence les étapes précédentes.</text:p>
      <text:p text:style-name="P41">- Le système valide le paiement et redirige le client sur l’accueil du site <text:s/>et affiche un message de succès.</text:p>
      <text:p text:style-name="P41">- Fi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9:30:33.790005331</meta:creation-date>
    <meta:generator>LibreOffice/7.3.7.2$Linux_X86_64 LibreOffice_project/30$Build-2</meta:generator>
    <dc:date>2024-06-05T15:21:03.130702485</dc:date>
    <meta:editing-duration>PT2H58M19S</meta:editing-duration>
    <meta:editing-cycles>30</meta:editing-cycles>
    <meta:document-statistic meta:table-count="0" meta:image-count="0" meta:object-count="0" meta:page-count="4" meta:paragraph-count="104" meta:word-count="1032" meta:character-count="6138" meta:non-whitespace-character-count="5231"/>
  </office:meta>
</office:document-meta>
</file>